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iamante SerialBold" svg:font-family="'Diamante SerialBold', Aria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Diamante SerialBold" fo:font-size="24pt" fo:letter-spacing="normal" fo:font-style="normal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text-properties fo:font-variant="normal" fo:text-transform="none" fo:color="#000000" style:font-name="Diamante SerialBold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94070a" style:font-name="Diamante SerialBold" fo:font-size="24pt" fo:letter-spacing="normal" fo:font-style="normal" fo:font-weight="bold" style:font-size-asian="24pt" style:font-weight-asian="bold" style:font-size-complex="24pt" style:font-weight-complex="bold"/>
    </style:style>
    <style:style style:name="P4" style:family="paragraph" style:parent-style-name="Text_20_body">
      <style:text-properties fo:font-variant="normal" fo:text-transform="none" fo:color="#1c3687" style:font-name="Diamante SerialBold" fo:font-size="24pt" fo:letter-spacing="normal" fo:font-style="normal" fo:font-weight="bold" style:font-size-asian="24pt" style:font-weight-asian="bold" style:font-size-complex="24pt" style:font-weight-complex="bold"/>
    </style:style>
    <style:style style:name="P5" style:family="paragraph" style:parent-style-name="Text_20_body">
      <style:text-properties fo:font-variant="normal" fo:text-transform="none" fo:color="#00864b" style:font-name="Diamante SerialBold" fo:font-size="24pt" fo:letter-spacing="normal" fo:font-style="normal" fo:font-weight="bold" style:font-size-asian="24pt" style:font-weight-asian="bold" style:font-size-complex="24pt" style:font-weight-complex="bold"/>
    </style:style>
    <style:style style:name="P6" style:family="paragraph" style:parent-style-name="Text_20_body">
      <style:text-properties fo:font-variant="normal" fo:text-transform="none" fo:color="#ccbe00" style:font-name="Diamante SerialBold" fo:font-size="24pt" fo:letter-spacing="normal" fo:font-style="normal" fo:font-weight="bold" style:font-size-asian="24pt" style:font-weight-asian="bold" style:font-size-complex="24pt" style:font-weight-complex="bold"/>
    </style:style>
    <style:style style:name="P7" style:family="paragraph" style:parent-style-name="Heading_20_1">
      <style:text-properties fo:font-variant="normal" fo:text-transform="none" fo:color="#1c3687" style:font-name="Diamante SerialBold" fo:font-size="24pt" fo:letter-spacing="normal" fo:font-style="normal" fo:font-weight="bold" style:font-size-asian="24pt" style:font-weight-asian="bold" style:font-size-complex="24pt" style:font-weight-complex="bold"/>
    </style:style>
    <style:style style:name="P8" style:family="paragraph" style:parent-style-name="Heading_20_1">
      <style:text-properties fo:font-variant="normal" fo:text-transform="none" fo:color="#00864b" style:font-name="Diamante SerialBold" fo:font-size="24pt" fo:letter-spacing="normal" fo:font-style="normal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text-properties fo:font-variant="normal" fo:text-transform="none" fo:color="#000000" style:font-name="Roboto" fo:font-size="24pt" fo:letter-spacing="normal" fo:font-style="normal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font-variant="normal" fo:text-transform="none" fo:color="#000000" style:font-name="Diamante SerialBold" fo:font-size="24pt" fo:letter-spacing="normal" fo:font-style="norma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fo:font-variant="normal" fo:text-transform="none" fo:color="#000000" style:font-name="Diamante SerialBold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style:font-name="Roboto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cceuil</text:p>
      <text:p text:style-name="P10">Connexion</text:p>
      <text:p text:style-name="P10">S'inscrire</text:p>
      <text:p text:style-name="P10">Ajouter son histoire</text:p>
      <text:p text:style-name="P10">Présentation du site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iamante SerialBold" svg:font-family="'Diamante SerialBold', Aria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" style:font-size-asian="24pt" style:font-weight-asian="bold" style:font-name-complex="Lohit Devanagar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9T16:28:16.683178514</meta:creation-date>
    <dc:date>2020-06-30T12:15:26.83</dc:date>
    <meta:editing-duration>PT1H23M35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1" meta:paragraph-count="5" meta:word-count="9" meta:character-count="66"/>
  </office:meta>
</office:document-meta>
</file>